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11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2.027cm" fo:break-before="auto" style:use-optimal-row-height="true"/>
    </style:style>
    <style:style style:name="ro3" style:family="table-row">
      <style:table-row-properties style:row-height="12.294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4.791cm" fo:break-before="auto" style:use-optimal-row-height="true"/>
    </style:style>
    <style:style style:name="ro6" style:family="table-row">
      <style:table-row-properties style:row-height="5.18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 style:data-style-name="N100">
      <style:table-cell-properties fo:wrap-option="wrap"/>
    </style:style>
    <style:style style:name="ce1" style:family="table-cell" style:parent-style-name="Default">
      <style:table-cell-properties fo:wrap-option="wrap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s" fo:country="DO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DO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DO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ce1"/>
        <table:table-row table:style-name="ro1">
          <table:table-cell table:style-name="ce2" office:value-type="string" calcext:value-type="string">
            <text:p>Ítem </text:p>
          </table:table-cell>
          <table:table-cell table:style-name="ce2" office:value-type="string" calcext:value-type="string">
            <text:p><text:s/>¿Qué entregas? </text:p>
          </table:table-cell>
          <table:table-cell table:style-name="ce2" office:value-type="string" calcext:value-type="string">
            <text:p>20/sept/2021 </text:p>
          </table:table-cell>
          <table:table-cell table:style-name="ce2" office:value-type="string" calcext:value-type="string">
            <text:p>27/sept/2021 </text:p>
          </table:table-cell>
          <table:table-cell table:style-name="ce2" office:value-type="string" calcext:value-type="string">
            <text:p>4/oct/2021 </text:p>
          </table:table-cell>
          <table:table-cell table:style-name="ce2" office:value-type="string" calcext:value-type="string">
            <text:p>18/oct/2021 </text:p>
          </table:table-cell>
          <table:table-cell table:style-name="ce2" office:value-type="string" calcext:value-type="string">
            <text:p>1/nov/2021 </text:p>
          </table:table-cell>
          <table:table-cell table:style-name="ce2" office:value-type="string" calcext:value-type="string">
            <text:p>15/nov/2021 </text:p>
          </table:table-cell>
          <table:table-cell table:style-name="ce2" office:value-type="string" calcext:value-type="string">
            <text:p>29/nov/2021 </text:p>
          </table:table-cell>
          <table:table-cell table:style-name="ce2" office:value-type="string" calcext:value-type="string">
            <text:p>29/nov/2021-13/dic/2021 </text:p>
          </table:table-cell>
          <table:table-cell table:style-name="ce2" office:value-type="string" calcext:value-type="string">
            <text:p>20/dic/2021</text:p>
          </table:table-cell>
          <table:table-cell table:style-name="ce2" table:number-columns-repeated="1013"/>
        </table:table-row>
        <table:table-row table:style-name="ro2">
          <table:table-cell office:value-type="string" calcext:value-type="string">
            <text:p>Manuscrito </text:p>
          </table:table-cell>
          <table:table-cell office:value-type="string" calcext:value-type="string">
            <text:p>**Secciones de tu manuscrito**, incorporando análisis realizados con lo que aprendas en los tutoriales y en sesiones de seguimiento </text:p>
          </table:table-cell>
          <table:table-cell office:value-type="string" calcext:value-type="string">
            <text:p><text:s/>  </text:p>
          </table:table-cell>
          <table:table-cell office:value-type="string" calcext:value-type="string">
            <text:p>Editado encabezado YAML, excepto `abstract`. Iniciada la introducción</text:p>
          </table:table-cell>
          <table:table-cell office:value-type="string" calcext:value-type="string">
            <text:p>Sección Introducción completada </text:p>
          </table:table-cell>
          <table:table-cell office:value-type="string" calcext:value-type="string">
            <text:p>Sección Metodología completada </text:p>
          </table:table-cell>
          <table:table-cell office:value-type="string" calcext:value-type="string">
            <text:p>Avances sobre sección Resultados </text:p>
          </table:table-cell>
          <table:table-cell office:value-type="string" calcext:value-type="string">
            <text:p>Sección Resultados completada </text:p>
          </table:table-cell>
          <table:table-cell office:value-type="string" calcext:value-type="string">
            <text:p>Discusión completada y Resumen. Manuscrito finalizado. </text:p>
          </table:table-cell>
          <table:table-cell office:value-type="string" calcext:value-type="string">
            <text:p>Recibes mi retroalimentación sobre tu texto </text:p>
          </table:table-cell>
          <table:table-cell office:value-type="string" calcext:value-type="string">
            <text:p>Atendido cada punto señalado por mí. Presentación de diapositivas.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Tutoriales visualizados y adaptados </text:p>
          </table:table-cell>
          <table:table-cell office:value-type="string" calcext:value-type="string">
            <text:p>1) **Pruebas** de que comprendes los tutoriales y/o 2) **Script reproducible aplicado** a tu cuenca; 3) Tu **manuscrito refleja** lo aprendido en dichos tutoriales </text:p>
          </table:table-cell>
          <table:table-cell office:value-type="string" calcext:value-type="string">
            <text:p><text:s/>[tutorial1](https://geofis.shinyapps.io/tutorial1/) </text:p>
          </table:table-cell>
          <table:table-cell office:value-type="string" calcext:value-type="string">
            <text:p>Vídeos [1](https://www.youtube.com/watch?v=v1EX8OzAyBw&amp;list=PLDcT2n8UzsCRDqjqSeqHI1wsiNOqpYmsJ&amp;index=1) y [2](https://www.youtube.com/watch?v=5PARNk6QTgY&amp;list=PLDcT2n8UzsCRDqjqSeqHI1wsiNOqpYmsJ&amp;index=2) </text:p>
          </table:table-cell>
          <table:table-cell office:value-type="string" calcext:value-type="string">
            <text:p>Vídeos [3](https://www.youtube.com/watch?v=cORbTaa827g&amp;list=PLDcT2n8UzsCSt1-NnUQ8anwHhmouFr0Kv&amp;index=5), [4](https://www.youtube.com/watch?v=YkqHMeko8-Y&amp;list=PLDcT2n8UzsCSt1-NnUQ8anwHhmouFr0Kv&amp;index=6), [5](https://www.youtube.com/watch?v=w5lGrm_XKek&amp;list=PLDcT2n8UzsCSt1-NnUQ8anwHhmouFr0Kv&amp;index=7), [6](https://www.youtube.com/watch?v=gPDf6w3NOgs&amp;list=PLDcT2n8UzsCSt1-NnUQ8anwHhmouFr0Kv&amp;index=8) y [C1](https://www.youtube.com/watch?v=Y3_pgx9eq5w&amp;list=PLDcT2n8UzsCSt1-NnUQ8anwHhmouFr0Kv&amp;index=16)</text:p>
          </table:table-cell>
          <table:table-cell office:value-type="string" calcext:value-type="string">
            <text:p>Vídeos [7](https://www.youtube.com/watch?v=acU2dj23DlM&amp;list=PLDcT2n8UzsCSt1-NnUQ8anwHhmouFr0Kv&amp;index=9), [8](https://www.youtube.com/watch?v=17MRQTJ4gUU&amp;list=PLDcT2n8UzsCSt1-NnUQ8anwHhmouFr0Kv&amp;index=10), [9](https://www.youtube.com/watch?v=vzEBBhedypE&amp;list=PLDcT2n8UzsCSt1-NnUQ8anwHhmouFr0Kv&amp;index=12), [10](https://www.youtube.com/watch?v=JO-25I2yj2I&amp;list=PLDcT2n8UzsCSt1-NnUQ8anwHhmouFr0Kv&amp;index=11) y [C2](https://www.youtube.com/watch?v=7kSjRB68sMs&amp;list=PLDcT2n8UzsCSt1-NnUQ8anwHhmouFr0Kv&amp;index=17) </text:p>
          </table:table-cell>
          <table:table-cell office:value-type="string" calcext:value-type="string">
            <text:p>Vídeo [11](https://www.youtube.com/watch?v=wkkNKBSh4lQ&amp;list=PLDcT2n8UzsCSt1-NnUQ8anwHhmouFr0Kv&amp;index=13) </text:p>
          </table:table-cell>
          <table:table-cell office:value-type="string" calcext:value-type="string">
            <text:p>Vídeos [12](https://www.youtube.com/watch?v=n17NcoCGfak&amp;list=PLDcT2n8UzsCSt1-NnUQ8anwHhmouFr0Kv&amp;index=14) y [13](https://www.youtube.com/watch?v=kLDUq9W15lk&amp;list=PLDcT2n8UzsCSt1-NnUQ8anwHhmouFr0Kv&amp;index=15) </text:p>
          </table:table-cell>
          <table:table-cell table:number-columns-repeated="2" office:value-type="string" calcext:value-type="string">
            <text:p><text:s/>  </text:p>
          </table:table-cell>
          <table:table-cell office:value-type="string" calcext:value-type="string">
            <text:p><text:s/> </text:p>
          </table:table-cell>
          <table:table-cell table:number-columns-repeated="1013"/>
        </table:table-row>
      </table:table>
      <table:table table:name="Sheet2" table:style-name="ta1">
        <table:table-column table:style-name="co2" table:default-cell-style-name="ce6"/>
        <table:table-column table:style-name="co2" table:default-cell-style-name="ce5"/>
        <table:table-column table:style-name="co2" table:number-columns-repeated="9" table:default-cell-style-name="ce6"/>
        <table:table-row table:style-name="ro4">
          <table:table-cell table:style-name="ce5" office:value-type="string" calcext:value-type="string">
            <text:p>Ítem</text:p>
          </table:table-cell>
          <table:table-cell office:value-type="string" calcext:value-type="string">
            <text:p><text:s/>¿Qué entregas? </text:p>
          </table:table-cell>
          <table:table-cell table:style-name="ce5" office:value-type="string" calcext:value-type="string">
            <text:p>20/sept/2021 </text:p>
          </table:table-cell>
          <table:table-cell table:style-name="ce5" office:value-type="string" calcext:value-type="string">
            <text:p>27/sept/2021 </text:p>
          </table:table-cell>
          <table:table-cell table:style-name="ce5" office:value-type="string" calcext:value-type="string">
            <text:p>4/oct/2021 </text:p>
          </table:table-cell>
          <table:table-cell table:style-name="ce5" office:value-type="string" calcext:value-type="string">
            <text:p>18/oct/2021 </text:p>
          </table:table-cell>
          <table:table-cell table:style-name="ce5" office:value-type="string" calcext:value-type="string">
            <text:p>1/nov/2021 </text:p>
          </table:table-cell>
          <table:table-cell table:style-name="ce5" office:value-type="string" calcext:value-type="string">
            <text:p>15/nov/2021 </text:p>
          </table:table-cell>
          <table:table-cell table:style-name="ce5" office:value-type="string" calcext:value-type="string">
            <text:p>29/nov/2021 </text:p>
          </table:table-cell>
          <table:table-cell table:style-name="ce5" office:value-type="string" calcext:value-type="string">
            <text:p>29/nov/2021-13/dic/2021 </text:p>
          </table:table-cell>
          <table:table-cell table:style-name="ce5" office:value-type="string" calcext:value-type="string">
            <text:p>20/dic/2021</text:p>
          </table:table-cell>
        </table:table-row>
        <table:table-row table:style-name="ro5">
          <table:table-cell office:value-type="string" calcext:value-type="string">
            <text:p>Manuscrito</text:p>
          </table:table-cell>
          <table:table-cell table:style-name="ce7" office:value-type="string" calcext:value-type="string">
            <text:p>Secciones de tu manuscrito, incorporando análisis realizados con lo que aprendas en los tutoriales y en sesiones de seguimiento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 Editado encabezado YAML, excepto abstract. Iniciada la introducción</text:p>
          </table:table-cell>
          <table:table-cell office:value-type="string" calcext:value-type="string">
            <text:p>Sección Introducción completada</text:p>
          </table:table-cell>
          <table:table-cell office:value-type="string" calcext:value-type="string">
            <text:p>Sección Metodología completada</text:p>
          </table:table-cell>
          <table:table-cell office:value-type="string" calcext:value-type="string">
            <text:p>Avances sobre sección Resultados</text:p>
          </table:table-cell>
          <table:table-cell office:value-type="string" calcext:value-type="string">
            <text:p>Sección Resultados completada</text:p>
          </table:table-cell>
          <table:table-cell office:value-type="string" calcext:value-type="string">
            <text:p>Discusión completada y Resumen. Manuscrito finalizado.</text:p>
          </table:table-cell>
          <table:table-cell office:value-type="string" calcext:value-type="string">
            <text:p>Recibes mi retroalimentación sobre tu texto</text:p>
          </table:table-cell>
          <table:table-cell office:value-type="string" calcext:value-type="string">
            <text:p>Atendido cada punto señalado por mí. Presentación de diapositivas.</text:p>
          </table:table-cell>
        </table:table-row>
        <table:table-row table:style-name="ro6">
          <table:table-cell office:value-type="string" calcext:value-type="string">
            <text:p>Tutoriales visualizados y adaptados</text:p>
          </table:table-cell>
          <table:table-cell table:style-name="ce6" office:value-type="string" calcext:value-type="string">
            <text:p>1) Pruebas de que comprendes los tutoriales y/o 2) Script reproducible aplicado a tu cuenca; 3) Tu manuscrito refleja lo aprendido en dichos tutoriales</text:p>
          </table:table-cell>
          <table:table-cell office:value-type="string" calcext:value-type="string">
            <text:p><text:a xlink:href="https://geofis.shinyapps.io/tutorial1/" xlink:type="simple">tutorial1</text:a></text:p>
          </table:table-cell>
          <table:table-cell office:value-type="string" calcext:value-type="string">
            <text:p>Vídeos <text:a xlink:href="https://www.youtube.com/watch?v=v1EX8OzAyBw&amp;list=PLDcT2n8UzsCRDqjqSeqHI1wsiNOqpYmsJ&amp;index=1" xlink:type="simple">1</text:a> y <text:a xlink:href="https://www.youtube.com/watch?v=5PARNk6QTgY&amp;list=PLDcT2n8UzsCRDqjqSeqHI1wsiNOqpYmsJ&amp;index=2" xlink:type="simple">2</text:a></text:p>
          </table:table-cell>
          <table:table-cell office:value-type="string" calcext:value-type="string">
            <text:p>Vídeos <text:a xlink:href="https://www.youtube.com/watch?v=cORbTaa827g&amp;list=PLDcT2n8UzsCSt1-NnUQ8anwHhmouFr0Kv&amp;index=5" xlink:type="simple">3</text:a>, <text:a xlink:href="https://www.youtube.com/watch?v=YkqHMeko8-Y&amp;list=PLDcT2n8UzsCSt1-NnUQ8anwHhmouFr0Kv&amp;index=6" xlink:type="simple">4</text:a>,</text:p>
            <text:p><text:a xlink:href="https://www.youtube.com/watch?v=w5lGrm_XKek&amp;list=PLDcT2n8UzsCSt1-NnUQ8anwHhmouFr0Kv&amp;index=7" xlink:type="simple">5</text:a>, <text:a xlink:href="https://www.youtube.com/watch?v=gPDf6w3NOgs&amp;list=PLDcT2n8UzsCSt1-NnUQ8anwHhmouFr0Kv&amp;index=8" xlink:type="simple">6</text:a> y <text:a xlink:href="https://www.youtube.com/watch?v=Y3_pgx9eq5w&amp;list=PLDcT2n8UzsCSt1-NnUQ8anwHhmouFr0Kv&amp;index=16" xlink:type="simple">C1</text:a></text:p>
          </table:table-cell>
          <table:table-cell office:value-type="string" calcext:value-type="string">
            <text:p>Vídeos <text:a xlink:href="https://www.youtube.com/watch?v=acU2dj23DlM&amp;list=PLDcT2n8UzsCSt1-NnUQ8anwHhmouFr0Kv&amp;index=9" xlink:type="simple">7</text:a>, <text:a xlink:href="https://www.youtube.com/watch?v=17MRQTJ4gUU&amp;list=PLDcT2n8UzsCSt1-NnUQ8anwHhmouFr0Kv&amp;index=10" xlink:type="simple">8</text:a>,</text:p>
            <text:p><text:a xlink:href="https://www.youtube.com/watch?v=vzEBBhedypE&amp;list=PLDcT2n8UzsCSt1-NnUQ8anwHhmouFr0Kv&amp;index=12" xlink:type="simple">9</text:a>, <text:a xlink:href="https://www.youtube.com/watch?v=JO-25I2yj2I&amp;list=PLDcT2n8UzsCSt1-NnUQ8anwHhmouFr0Kv&amp;index=11" xlink:type="simple">10</text:a> y <text:a xlink:href="https://www.youtube.com/watch?v=7kSjRB68sMs&amp;list=PLDcT2n8UzsCSt1-NnUQ8anwHhmouFr0Kv&amp;index=17" xlink:type="simple">C2</text:a></text:p>
          </table:table-cell>
          <table:table-cell office:value-type="string" calcext:value-type="string">
            <text:p>Vídeo <text:a xlink:href="https://www.youtube.com/watch?v=wkkNKBSh4lQ&amp;list=PLDcT2n8UzsCSt1-NnUQ8anwHhmouFr0Kv&amp;index=13" xlink:type="simple">11</text:a></text:p>
          </table:table-cell>
          <table:table-cell office:value-type="string" calcext:value-type="string">
            <text:p>Vídeos <text:a xlink:href="https://www.youtube.com/watch?v=n17NcoCGfak&amp;list=PLDcT2n8UzsCSt1-NnUQ8anwHhmouFr0Kv&amp;index=14" xlink:type="simple">12</text:a></text:p>
            <text:p>y <text:a xlink:href="https://www.youtube.com/watch?v=kLDUq9W15lk&amp;list=PLDcT2n8UzsCSt1-NnUQ8anwHhmouFr0Kv&amp;index=15" xlink:type="simple">13</text:a></text:p>
          </table:table-cell>
          <table:table-cell table:number-columns-repeated="3" office:value-type="string" calcext:value-type="string">
            <text:p> 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DO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17">00/00/0000</text:date>, <text:time style:data-style-name="N2" text:time-value="17:38:04.25821589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17T16:47:33.537544913</meta:creation-date>
    <dc:date>2021-09-17T17:59:37.440278830</dc:date>
    <meta:editing-duration>PT31M13S</meta:editing-duration>
    <meta:editing-cycles>12</meta:editing-cycles>
    <meta:generator>LibreOffice/7.1.5.2$Linux_X86_64 LibreOffice_project/10$Build-2</meta:generator>
    <meta:document-statistic meta:table-count="2" meta:cell-count="66" meta:object-count="0"/>
  </office:meta>
</office:document-meta>
</file>